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P2" style:parent-style-name="Standard" style:family="paragraph">
      <style:text-properties fo:language="de" fo:country="DE"/>
    </style:style>
    <style:style style:name="TableColumn4" style:family="table-column">
      <style:table-column-properties style:column-width="2.0437in" style:use-optimal-column-width="false"/>
    </style:style>
    <style:style style:name="TableColumn5" style:family="table-column">
      <style:table-column-properties style:column-width="1.9687in" style:use-optimal-column-width="false"/>
    </style:style>
    <style:style style:name="TableColumn6" style:family="table-column">
      <style:table-column-properties style:column-width="0.5909in" style:use-optimal-column-width="false"/>
    </style:style>
    <style:style style:name="TableColumn7" style:family="table-column">
      <style:table-column-properties style:column-width="0.5902in" style:use-optimal-column-width="false"/>
    </style:style>
    <style:style style:name="TableColumn8" style:family="table-column">
      <style:table-column-properties style:column-width="0.3937in" style:use-optimal-column-width="false"/>
    </style:style>
    <style:style style:name="TableColumn9" style:family="table-column">
      <style:table-column-properties style:column-width="0.9847in" style:use-optimal-column-width="false"/>
    </style:style>
    <style:style style:name="TableColumn10" style:family="table-column">
      <style:table-column-properties style:column-width="3.552in" style:use-optimal-column-width="false"/>
    </style:style>
    <style:style style:name="Table3" style:family="table">
      <style:table-properties style:width="10.1243in" fo:margin-left="0in" table:align="center"/>
    </style:style>
    <style:style style:name="TableRow11" style:family="table-row">
      <style:table-row-properties style:min-row-height="0.2277in" style:use-optimal-row-height="false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TableRow19" style:family="table-row">
      <style:table-row-properties style:min-row-height="0.3937in" style:use-optimal-row-height="false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language="de" fo:country="D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language="de" fo:country="DE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language="de" fo:country="DE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DE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language="de" fo:country="DE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language="de" fo:country="DE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language="de" fo:country="DE"/>
    </style:style>
    <style:style style:name="TableRow34" style:family="table-row">
      <style:table-row-properties style:min-row-height="0.3937in"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language="de" fo:country="DE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language="de" fo:country="D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language="de" fo:country="DE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language="de" fo:country="DE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language="de" fo:country="D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de" fo:country="DE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language="de" fo:country="DE"/>
    </style:style>
    <style:style style:name="TableRow49" style:family="table-row">
      <style:table-row-properties style:min-row-height="0.3937in" style:use-optimal-row-height="false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de" fo:country="D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de" fo:country="DE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language="de" fo:country="DE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language="de" fo:country="D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language="de" fo:country="DE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language="de" fo:country="DE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language="de" fo:country="DE"/>
    </style:style>
    <style:style style:name="TableRow64" style:family="table-row">
      <style:table-row-properties style:min-row-height="0.3937in" style:use-optimal-row-height="false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language="de" fo:country="D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de" fo:country="DE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fo:language="de" fo:country="DE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language="de" fo:country="D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language="de" fo:country="DE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de" fo:country="D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language="de" fo:country="DE"/>
    </style:style>
    <style:style style:name="TableRow79" style:family="table-row">
      <style:table-row-properties style:min-row-height="0.3937in" style:use-optimal-row-height="false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language="de" fo:country="D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language="de" fo:country="DE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fo:language="de" fo:country="DE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fo:language="de" fo:country="DE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language="de" fo:country="DE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fo:language="de" fo:country="D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language="de" fo:country="DE"/>
    </style:style>
    <style:style style:name="TableRow94" style:family="table-row">
      <style:table-row-properties style:min-row-height="0.3937in"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de" fo:country="DE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fo:language="de" fo:country="DE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fo:language="de" fo:country="DE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fo:language="de" fo:country="DE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fo:language="de" fo:country="DE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language="de" fo:country="D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language="de" fo:country="DE"/>
    </style:style>
    <style:style style:name="TableRow109" style:family="table-row">
      <style:table-row-properties style:min-row-height="0.3937in" style:use-optimal-row-height="false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language="de" fo:country="D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fo:language="de" fo:country="DE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fo:language="de" fo:country="DE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language="de" fo:country="DE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  <style:text-properties fo:language="de" fo:country="D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fo:language="de" fo:country="DE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language="de" fo:country="DE"/>
    </style:style>
    <style:style style:name="TableRow124" style:family="table-row">
      <style:table-row-properties style:min-row-height="0.3937in" style:use-optimal-row-height="false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fo:language="de" fo:country="DE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fo:language="de" fo:country="D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fo:language="de" fo:country="DE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language="de" fo:country="DE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language="de" fo:country="DE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fo:language="de" fo:country="DE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  <style:text-properties fo:language="de" fo:country="DE"/>
    </style:style>
    <style:style style:name="TableRow139" style:family="table-row">
      <style:table-row-properties style:min-row-height="0.3937in" style:use-optimal-row-height="false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fo:language="de" fo:country="DE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fo:language="de" fo:country="DE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fo:language="de" fo:country="DE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language="de" fo:country="DE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fo:language="de" fo:country="DE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fo:language="de" fo:country="DE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fo:language="de" fo:country="DE"/>
    </style:style>
    <style:style style:name="TableRow154" style:family="table-row">
      <style:table-row-properties style:min-row-height="0.3937in" style:use-optimal-row-height="false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fo:language="de" fo:country="DE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fo:language="de" fo:country="DE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  <style:text-properties fo:language="de" fo:country="DE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  <style:text-properties fo:language="de" fo:country="DE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fo:language="de" fo:country="DE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fo:language="de" fo:country="DE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fo:language="de" fo:country="DE"/>
    </style:style>
    <style:style style:name="TableRow169" style:family="table-row">
      <style:table-row-properties style:min-row-height="0.3937in" style:use-optimal-row-height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fo:language="de" fo:country="DE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fo:language="de" fo:country="DE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fo:language="de" fo:country="DE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fo:language="de" fo:country="DE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language="de" fo:country="D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  <style:text-properties fo:language="de" fo:country="DE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  <style:text-properties fo:language="de" fo:country="DE"/>
    </style:style>
    <style:style style:name="TableRow184" style:family="table-row">
      <style:table-row-properties style:min-row-height="0.3937in" style:use-optimal-row-height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fo:language="de" fo:country="DE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  <style:text-properties fo:language="de" fo:country="DE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fo:language="de" fo:country="DE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  <style:text-properties fo:language="de" fo:country="DE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  <style:text-properties fo:language="de" fo:country="DE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  <style:text-properties fo:language="de" fo:country="DE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  <style:text-properties fo:language="de" fo:country="DE"/>
    </style:style>
    <style:style style:name="P199" style:parent-style-name="Standard" style:family="paragraph">
      <style:text-properties fo:language="de" fo:country="DE"/>
    </style:style>
    <style:style style:name="P200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01" style:parent-style-name="Absatz-Standardschriftar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Nhelens Rally<text:bookmark-start text:name="_GoBack"/><text:bookmark-end text:name="_GoBack"/></text:h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KeinLeerraum">Driver</text:p>
          </table:table-cell>
          <table:table-cell table:style-name="TableCell13">
            <text:p text:style-name="KeinLeerraum">Car</text:p>
          </table:table-cell>
          <table:table-cell table:style-name="TableCell14">
            <text:p text:style-name="KeinLeerraum">Time</text:p>
          </table:table-cell>
          <table:table-cell table:style-name="TableCell15">
            <text:p text:style-name="KeinLeerraum">Stage</text:p>
          </table:table-cell>
          <table:table-cell table:style-name="TableCell16">
            <text:p text:style-name="KeinLeerraum">fos</text:p>
          </table:table-cell>
          <table:table-cell table:style-name="TableCell17">
            <text:p text:style-name="KeinLeerraum">Penalty</text:p>
          </table:table-cell>
          <table:table-cell table:style-name="TableCell18">
            <text:p text:style-name="KeinLeerraum"/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</table:table>
      <text:p text:style-name="P199"/>
      <text:p text:style-name="P200">fos = first or second attempt?<text:s/></text:p>
      <text:p text:style-name="Standard"><text:span text:style-name="T201">Date:____________________Moderator:_____________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text-align="center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style:text-underline-type="single" style:text-underline-style="solid" style:text-underline-width="auto" style:text-underline-mode="continuous" fo:language="de" fo:country="DE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style:text-underline-type="single" style:text-underline-style="solid" style:text-underline-width="auto" style:text-underline-mode="continuous"/>
    </style:style>
    <style:style style:name="KeinLeerraum" style:display-name="Kein Leerraum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iel Götter</meta:initial-creator>
    <dc:creator>Daniel Götter</dc:creator>
    <meta:creation-date>2021-07-16T20:02:00Z</meta:creation-date>
    <dc:date>2021-07-16T20:17:00Z</dc:date>
    <meta:print-date>2021-07-16T20:17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31" meta:character-count="229" meta:row-count="1" meta:non-whitespace-character-count="199"/>
  </office:meta>
</office:document-meta>
</file>